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Rubik" svg:font-family="Rubi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ubik"/>
    </style:style>
    <style:style style:name="P2" style:family="paragraph" style:parent-style-name="Standard">
      <style:text-properties style:font-name="Rubik" style:text-underline-style="none"/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fo:color="#ececec" style:font-name="S hne" fo:font-size="12pt" fo:letter-spacing="normal" fo:font-style="normal" fo:font-weight="normal"/>
    </style:style>
    <style:style style:name="T4" style:family="text">
      <style:text-properties fo:font-variant="normal" fo:text-transform="none" fo:color="#ececec" style:font-name="S hne" fo:font-size="12pt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fo:color="#ececec" style:font-name="Rubik" fo:font-size="12pt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style:font-name="Rubik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Rubik" fo:font-size="12pt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color="#000000" style:font-name="S hne" fo:font-size="12pt" fo:letter-spacing="normal" fo:font-style="normal" fo:font-weight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Rubik"/>
    </style:style>
    <style:style style:name="T11" style:family="text">
      <style:text-properties style:font-name="Rubik" style:text-underline-style="none" fo:font-weight="bold" style:font-weight-asian="bold" style:font-weight-complex="bold"/>
    </style:style>
    <style:style style:name="T12" style:family="text">
      <style:text-properties style:font-name="Rubik" fo:font-weight="bold" style:font-weight-asian="bold" style:font-weight-complex="bold"/>
    </style:style>
    <style:style style:name="T13" style:family="text">
      <style:text-properties style:font-name="Rubik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span text:style-name="T2">Improve Code Quality with Amazon CodeGuru Reviewer – RESUME</text:span></text:p>
      <text:p text:style-name="P1"><text:span text:style-name="T2"/></text:p>
      <text:p text:style-name="P2"><text:span text:style-name="T1"><text:tab/></text:span></text:p>
      <text:p text:style-name="P2"><text:span text:style-name="T1"><text:tab/>This module focuses on </text:span></text:p>
      <text:p text:style-name="P2"><text:span text:style-name="T1"><text:tab/>CodeGuru Reviewer and CodeGuru Profiler</text:span></text:p>
      <text:p text:style-name="P1"><text:span text:style-name="T2"/></text:p>
      <text:p text:style-name="Standard"><text:span text:style-name="T11"><text:tab/></text:span><text:span text:style-name="T7">Amazon CodeGuru Reviewer is a machine learning-based service provided by <text:tab/>Amazon Web Services (AWS) designed to help developers improve the quality <text:s text:c="2"/><text:tab/>of their code</text:span><text:span text:style-name="T1"> </text:span></text:p>
      <text:p text:style-name="Standard"><text:span text:style-name="T1"/></text:p>
      <text:p text:style-name="Standard"><text:span text:style-name="T1"><text:tab/></text:span><text:span text:style-name="T7">While Reviewer focuses on code quality, Profiler focuses on application <text:tab/>performance. It continuously analyzes the runtime behavior of your <text:tab/>applications, identifying the most expensive lines of code, detecting memory <text:tab/>leaks, and providing recommendations for optimization</text:span><text:span text:style-name="T4">.</text:span><text:span text:style-name="T12"> </text:span><text:span text:style-name="T1"><text:line-break/><text:line-break/><text:tab/></text:span><text:span text:style-name="Strong_20_Emphasis"><text:span text:style-name="T10">Why do we use them?</text:span></text:span><text:span text:style-name="T1"> </text:span></text:p>
      <text:p text:style-name="Standard"><text:span text:style-name="T1"/></text:p>
      <text:list xml:id="list7515580827006231245" text:style-name="L1">
        <text:list-item>
          <text:p text:style-name="P3"><text:span text:style-name="Strong_20_Emphasis"><text:span text:style-name="T12">Improving Code Quality</text:span></text:span><text:span text:style-name="T12">:</text:span><text:span text:style-name="T13"> By using CodeGuru Reviewer, developers can catch potential issues early in the development process, leading to higher-quality code with fewer defects and vulnerabilities.</text:span></text:p>
        </text:list-item>
        <text:list-item>
          <text:p text:style-name="P3"><text:span text:style-name="Strong_20_Emphasis"><text:span text:style-name="T10">Optimizing Performance</text:span></text:span><text:span text:style-name="T13">: CodeGuru Profiler helps optimize application performance by identifying bottlenecks and areas for improvement, ultimately leading to faster, more efficient applications and reduced operational costs.</text:span></text:p>
        </text:list-item>
        <text:list-item>
          <text:p text:style-name="P3"><text:span text:style-name="Strong_20_Emphasis"><text:span text:style-name="T10">Cost Reduction</text:span></text:span><text:span text:style-name="T13">: Both Reviewer and Profiler can help reduce operational costs by optimizing resource usage and improving overall efficiency.</text:span></text:p>
        </text:list-item>
      </text:list>
      <text:p text:style-name="Text_20_body"><text:span text:style-name="T13"/></text:p>
      <text:p text:style-name="Text_20_body"><text:span text:style-name="T13"/></text:p>
      <text:p text:style-name="Text_20_body"><text:tab/><text:span text:style-name="T6">In a course on improving code quality with Amazon CodeGuru Reviewer and <text:tab/>CodeGuru Profiler, participants would likely learn how to integrate these tools <text:tab/>into their development workflows, interpret the feedback and <text:tab/>recommendations <text:tab/>provided, and apply best practices for improving code <text:tab/>quality and application performance.</text:span><text:span text:style-name="T10"> </text:span><text:line-break/></text:p>
      <text:p text:style-name="Text_20_body"><text:line-break/></text:p>
      <text:p text:style-name="Text_20_body"><text:line-break/><text:span text:style-name="T1"><text:line-break/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Rubik" svg:font-family="Rubi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31S</meta:editing-duration>
    <meta:editing-cycles>3</meta:editing-cycles>
    <meta:generator>OpenOffice/4.1.15$Win32 OpenOffice.org_project/4115m2$Build-9813</meta:generator>
    <dc:date>2024-05-13T14:06:18.80</dc:date>
    <meta:document-statistic meta:table-count="0" meta:image-count="0" meta:object-count="0" meta:page-count="1" meta:paragraph-count="12" meta:word-count="200" meta:character-count="1480"/>
    <meta:user-defined meta:name="Info 1"/>
    <meta:user-defined meta:name="Info 2"/>
    <meta:user-defined meta:name="Info 3"/>
    <meta:user-defined meta:name="Info 4"/>
  </office:meta>
</office:document-meta>
</file>